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8.2cm" svg:height="3.6cm" draw:transform="rotate (1.58632975713765) translate (0.8cm 14.05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1" draw:layer="layout" svg:width="5.6cm" svg:height="1.673cm" svg:x="-0.2cm" svg:y="8.927cm">
          <draw:text-box>
            <text:p text:style-name="P1">Revisión bibliografía </text:p>
          </draw:text-box>
        </draw:frame>
        <draw:custom-shape draw:style-name="gr1" draw:text-style-name="P1" draw:layer="layout" svg:width="8.2cm" svg:height="3.6cm" draw:transform="rotate (1.58632975713765) translate (5.2cm 14.25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1" draw:layer="layout" svg:width="5.6cm" svg:height="1.673cm" svg:x="4cm" svg:y="9.009cm">
          <draw:text-box>
            <text:p text:style-name="P1">Adaptar Algoritmos</text:p>
          </draw:text-box>
        </draw:frame>
        <draw:custom-shape draw:style-name="gr1" draw:text-style-name="P1" draw:layer="layout" svg:width="8.2cm" svg:height="3.6cm" draw:transform="rotate (1.58632975713765) translate (9.927cm 14.25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5.6cm" svg:height="1.521cm" svg:x="8.9cm" svg:y="9.1cm">
          <draw:text-box>
            <text:p text:style-name="P2"><text:span text:style-name="T1">Aplicar </text:span></text:p>
            <text:p text:style-name="P2"><text:span text:style-name="T1">Adaptaciones </text:span></text:p>
          </draw:text-box>
        </draw:frame>
        <draw:custom-shape draw:style-name="gr1" draw:text-style-name="P1" draw:layer="layout" svg:width="8.2cm" svg:height="3.6cm" draw:transform="rotate (1.58632975713765) translate (15cm 14.25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5.6cm" svg:height="2.156cm" svg:x="13.9cm" svg:y="9.279cm">
          <draw:text-box>
            <text:p text:style-name="P2"><text:span text:style-name="T1">Análisis de</text:span></text:p>
            <text:p text:style-name="P2"><text:span text:style-name="T1"><text:s/></text:span><text:span text:style-name="T1">Resultados</text:span></text:p>
            <text:p text:style-name="P2"><text:span text:style-name="T1"><text:s/></text:span></text:p>
          </draw:text-box>
        </draw:frame>
        <draw:custom-shape draw:style-name="gr1" draw:text-style-name="P1" draw:layer="layout" svg:width="8.2cm" svg:height="3.6cm" draw:transform="rotate (1.58632975713765) translate (20cm 14.25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5.6cm" svg:height="1.521cm" svg:x="19cm" svg:y="9.279cm">
          <draw:text-box>
            <text:p text:style-name="P2"><text:span text:style-name="T1">Crear </text:span></text:p>
            <text:p text:style-name="P2"><text:span text:style-name="T1">Conclus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7:23:13.126488438</meta:creation-date>
    <dc:date>2018-10-19T17:56:52.848733386</dc:date>
    <meta:editing-duration>PT2M27S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